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3" text:outline-level="3"><text:bookmark-start text:name="monster-culture-seven-theses"/>La cultura del mostruo (siete tesis) <text:bookmark-end text:name="monster-culture-seven-theses"/></text:h>
      <text:h text:style-name="Heading_20_3" text:outline-level="3"><text:bookmark-start text:name="jeffrey-jerome-cohen"/>Jeffrey Jerome Cohen<text:bookmark-end text:name="jeffrey-jerome-cohen"/></text:h>
      <text:p text:style-name="First_20_paragraph">Lo que popondré aquí, a modo de primera incursión, como puerta de entrada a este libro de contenido mostruoso, es un boceto de un nuevo  <text:span text:style-name="T1">modus legendi:</text:span> un método para leer las culturas según los monstruos que engendran. Al hacerlo, transgediré dos de las máximas sagradas de los estudios culturales recientes: la compulsión por la especificidad histórica y la insistencia en que todo conocimiento (y, por ende, todas las cartografías de ese conocimiento) es local. Sobre el primero, solamente diré que, en los estudios culturales actuales, la historia (disfrazada tal vez de "cultura") tiende a ser fetichizada como un <text:span text:style-name="T1">telos</text:span>, como un determinante final del significado; después de de Man, Foucault y Hayden White, se debe tener en cuenta que la historia es solo un texto en una procesión de textos y no un garante de una significación singular.  Un movimiento que se aleja de la <text:span text:style-name="T1"> longue durée</text:span> y se dirige hacia la microeconomía (del capital o del género) se asocia con mayor frecuencia con la crítica foucaultiana; sin embargo, críticos recientes han señalado que dónde Foucault erró fue principalmente en sus detalles, en sus especificidades minuciosas. No obstante, su metodología (su arqueología de las ideas, sus historias de lo impensado) permanece, con buenas razones, como la ruta de investigación preferida por la mayoría de los críticos culturales hoy en día, ya sea que trabajen en la cibercultura posmoderna o en la Edad Media.</text:p>
      <text:p text:style-name="Text_20_body">Y, por eso, me gustaría hacer algunas afirmaciones audaces. Vivimos en una época que ha abandonado, con razón, a la Teoría Unificada, una época en la que reconocemos que la historia (al igual que la “individualidad”, la “subjetividad”, el “género” y la “cultura”) está compuesta por una multitud de fragmentos, y no por totalidades epistemológicas homogéneas. Algunos fragmentos serán recopilados aquí y unidos temporalmente para formar una red vagamente integrada o, mejor aún, un híbrido no asimilado, un cuerpo monstruoso.  En lugar de argumentar la "teoría de la teratología", ofrezco, como introducción a los ensayos que siguen, un conjunto de postulados frágiles en busca de momentos culturales específicos. Propongo siete tesis para comprender las culturas a través de los monstruos que engendran.</text:p>
      <text:h text:style-name="Heading_20_4" text:outline-level="4"><text:bookmark-start text:name="thesis-i-the-monsters-body-is-a-cultural-body"/>Tesis I: El cuerpo del mostruo es un cuerpo cultural<text:bookmark-end text:name="thesis-i-the-monsters-body-is-a-cultural-body"/></text:h>
      <text:p text:style-name="First_20_paragraph">Vampiros, entierro, muerte: sepulta el cadáver donde el camino se bifurca, para que, al resurgir de la tumba, no sepa qué sendero seguir. Clava una estaca en su corazón: quedará anclado al suelo en la bifurcación, rondará ese lugar que conduce a muchos otros lugares, ese punto de indecisión.  Decápitalo, para que, acéfalo, no pueda reconocerse como sujeto, sino únicamente como cuerpo puro. El monstruo nace únicamente en este cruce metafórico, como encarnación de un momento cultural específico: de un tiempo, un sentimiento y un lugar. <text:note text:id="ftn0" text:note-class="footnote"><text:note-citation>1</text:note-citation><text:note-body><text:p text:style-name="Footnote">Literalmente, aquí, <text:span text:style-name="T1">Zeitgeist:</text:span> el Espíritud del Tiempo, el espíritu incorpóreo que, de manera inquietante, incorpora un “lugar” que es una serie de lugares, la encrucijada que constituye un punto en un  <text:span text:style-name="T1">movimientot</text:span>  hacia otra parta incierta.

  Entierra al Zeitgeist en la encrucijada: se despierta confundido, no va a ninguna parte, se cruza con todos los lugares; todos los caminos conducen de vuelta al monstruo.</text:p></text:note-body></text:note>El cuerpo del monstruo incorpora literalmente el miedo, el deseo, la ansiedad y la fantasía (sedante o incendiaria), dándoles vida y una independencia inquietante. El cuerpo monstruoso es pura cultura. Una construcción y una proyección, el monstruo existe solo para ser leído: el  <text:span text:style-name="T1">monstrum</text:span> es etimológicamente “aquello que revela”, “aquello que advierte”, un glifo que busca un hierofante. Como una letra en la página, el monstruo significa algo más allá de sí mismo: es siempre un desplazamiento, habita siempre el intersticio entre el tiempo de agitación que lo creó y el momento en que es recibido, para nacer de nuevo.  Estos espacios epistemológicos entre los huesos del monstruo son el conocido abismo de la <text:span text:style-name="T1">différance:</text:span> de Derrida: un principio de incertidumbre genética, la esencia de la vitalidad del monstruo, la razón por la que siempre se alza de la mesa de disección cuando sus secretos están a punto de ser revelados y desaparece en la noch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